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3cm" fo:margin-bottom="0cm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.3cm" fo:margin-bottom="0cm" fo:text-indent="0cm"/>
    </style:style>
    <style:style style:name="T1" style:family="text">
      <style:text-properties style:font-size-asian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实践任务</text:span><text:span text:style-name="T1">1</text:span><text:span text:style-name="T1">：用户与文件基本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概要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实践时长：2课时。</text:p>
              </text:list-item>
              <text:list-item>
                <text:p>主要涉及：用户管理和文件管理相关命令。</text:p>
              </text:list-item>
              <text:list-item>
                <text:p>命令提示：adduser、addgroup、usermod、chmod、chown、mkdir、touch、cat、sudo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任务描述1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你作为系统管理员，需要给两个人员分配用户：leonard和sheldon。</text:p>
              </text:list-item>
              <text:list-item>
                <text:p>他们都属于physics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2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你需要在根目录创建phy_share目录。</text:p>
              </text:list-item>
              <text:list-item>
                <text:p text:style-name="P4">其中包括每个physics组成员以用户名命名的子目录。</text:p>
              </text:list-item>
              <text:list-item>
                <text:p text:style-name="P4">并且允许physics组的成员能够读写自己用户名命名的目录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3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后来有新成员penny加入，penny也属于physics用户组。</text:p>
              </text:list-item>
              <text:list-item>
                <text:p>但是penny同时还属于新的用户组：manager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4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在phy_share目录创建manager目录，属于manager用户组,并给目录添加所属组具备写权限。</text:p>
              </text:list-item>
              <text:list-item>
                <text:p>其他physics组成员可以从/phy_share/manager目录获取manager组的用户发布的内容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任务描述5</text:p>
          </draw:text-box>
        </draw:frame>
        <draw:frame presentation:style-name="pr4" draw:text-style-name="P6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penny</text:span><text:span text:style-name="T2">后来在</text:span><text:span text:style-name="T2">/phy_share/manager</text:span><text:span text:style-name="T2">目录创建了文件</text:span><text:span text:style-name="T2">notice_20190319.news</text:span><text:span text:style-name="T2">。</text:span></text:p>
              </text:list-item>
              <text:list-item>
                <text:p text:style-name="P5"><text:span text:style-name="T2">并且</text:span><text:span text:style-name="T2">penny</text:span><text:span text:style-name="T2">把文件设置为所有人都可读可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6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sheldon</text:span><text:span text:style-name="T2">怕文件被删除，使用硬链接在自己用户主目录下的</text:span><text:span text:style-name="T2">backup</text:span><text:span text:style-name="T2">目录创建了硬链接</text:span><text:span text:style-name="T2">n20190319</text:span><text:span text:style-name="T2">指向</text:span><text:span text:style-name="T2">notice_20190319.news</text:span><text:span text:style-name="T2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7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onard运行了一条命令：</text:p>
                <text:p><text:span text:style-name="T3">echo ‘hello everyone’ &gt; /phy_share/manager/notice_20190319.news</text:span> </text:p>
              </text:list-item>
              <text:list-item>
                <text:p>之后penny删除了这个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8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don查看了/phy_share/manager/notice_20190319.news的内容。</text:p>
              </text:list-item>
              <text:list-item>
                <text:p>但是没有找到。</text:p>
              </text:list-item>
              <text:list-item>
                <text:p>此时如何查看这个文件的内容？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任务描述9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这些人后来都离开了，你需要清除掉所有的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19T15:41:58.288958945</dc:date>
    <meta:editing-duration>PT2H5M25S</meta:editing-duration>
    <meta:editing-cycles>79</meta:editing-cycles>
    <meta:generator>LibreOffice/6.0.7.3$Linux_X86_64 LibreOffice_project/00m0$Build-3</meta:generator>
    <meta:document-statistic meta:object-count="65"/>
  </office:meta>
</office:document-meta>
</file>